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7216f" draw:fill="solid" draw:fill-color="#ccff99" draw:textarea-horizontal-align="justify" draw:textarea-vertical-align="middle" draw:auto-grow-height="false"/>
    </style:style>
    <style:style style:name="gr2" style:family="graphic" style:parent-style-name="standard">
      <style:graphic-properties svg:stroke-color="#3465a4" draw:fill="solid" draw:fill-color="#ff8080" draw:textarea-horizontal-align="justify" draw:textarea-vertical-align="middle" draw:auto-grow-height="false"/>
    </style:style>
    <style:style style:name="gr3" style:family="graphic" style:parent-style-name="standard">
      <style:graphic-properties svg:stroke-color="#336666" draw:fill="solid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svg:stroke-color="#aea79f" draw:fill="solid" draw:fill-color="#333333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27cm"/>
    </style:style>
    <style:style style:name="gr7" style:family="graphic" style:parent-style-name="standard">
      <style:graphic-properties draw:stroke="none" svg:stroke-color="#000000" draw:fill="none" draw:fill-color="#ffffff" fo:min-height="1.14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01cm" svg:height="1.778cm" svg:x="14.97cm" svg:y="3.413cm">
          <text:p text:style-name="P1">Schedul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2.794cm" svg:x="15.859cm" svg:y="17.002cm"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5.715cm" svg:height="4.699cm" svg:x="15.732cm" svg:y="9.255cm">
          <text:p text:style-name="P1">Engi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8.001cm" svg:height="1.778cm" svg:x="27.797cm" svg:y="3.286cm">
          <text:p text:style-name="P1">Downlo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001cm" svg:height="1.778cm" svg:x="28.178cm" svg:y="17.637cm">
          <text:p text:style-name="P1">Scraper(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207cm" svg:height="2.286cm" svg:x="29.575cm" svg:y="10.525cm">
          <text:p text:style-name="P1">Raw 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5.588cm" svg:height="2.54cm" svg:x="3.667cm" svg:y="9.89cm">
          <text:p text:style-name="P1">Nat. Lang. 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9.398cm" svg:height="1.778cm" svg:x="1.508cm" svg:y="3.286cm">
          <text:p text:style-name="P1">Natural Language Proces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8.001cm" svg:height="1.778cm" svg:x="2.651cm" svg:y="17.383cm">
          <text:p text:style-name="P1">Inquery Hand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635cm" svg:height="3.81cm" svg:x="5.953cm" svg:y="5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2.921cm" svg:x="17.637cm" svg:y="5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1" draw:layer="layout" svg:x1="1.254cm" svg:y1="2.778cm" svg:x2="1.254cm" svg:y2="20.05cm">
          <text:p/>
        </draw:line>
        <draw:line draw:style-name="gr5" draw:text-style-name="P1" draw:layer="layout" svg:x1="1cm" svg:y1="20.05cm" svg:x2="12.049cm" svg:y2="20.05cm">
          <text:p/>
        </draw:line>
        <draw:line draw:style-name="gr5" draw:text-style-name="P1" draw:layer="layout" svg:x1="1.254cm" svg:y1="2.778cm" svg:x2="12.049cm" svg:y2="2.778cm">
          <text:p/>
        </draw:line>
        <draw:line draw:style-name="gr5" draw:text-style-name="P1" draw:layer="layout" svg:x1="11.922cm" svg:y1="20.177cm" svg:x2="11.922cm" svg:y2="2.905cm">
          <text:p/>
        </draw:line>
        <draw:line draw:style-name="gr5" draw:text-style-name="P1" draw:layer="layout" svg:x1="26.781cm" svg:y1="2.905cm" svg:x2="37.1cm" svg:y2="2.905cm">
          <text:p/>
        </draw:line>
        <draw:line draw:style-name="gr5" draw:text-style-name="P1" draw:layer="layout" svg:x1="26.781cm" svg:y1="2.905cm" svg:x2="26.781cm" svg:y2="20.05cm">
          <text:p/>
        </draw:line>
        <draw:line draw:style-name="gr5" draw:text-style-name="P1" draw:layer="layout" svg:x1="37.1cm" svg:y1="2.778cm" svg:x2="37.1cm" svg:y2="20.05cm">
          <text:p/>
        </draw:line>
        <draw:line draw:style-name="gr5" draw:text-style-name="P1" draw:layer="layout" svg:x1="26.781cm" svg:y1="19.923cm" svg:x2="37.1cm" svg:y2="19.923cm">
          <text:p/>
        </draw:line>
        <draw:custom-shape draw:style-name="gr4" draw:text-style-name="P1" draw:layer="layout" svg:width="3.048cm" svg:height="0.508cm" svg:x="23.352cm" svg:y="3.9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3.302cm" svg:height="0.508cm" svg:x="12.176cm" svg:y="11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54cm" svg:height="0.508cm" svg:x="12.176cm" svg:y="4.04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3.937cm" svg:height="0.508cm" svg:x="22.082cm" svg:y="11.41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layer="layout" svg:width="8.255cm" svg:height="1.52cm" svg:x="2.397cm" svg:y="1.381cm">
          <draw:text-box>
            <text:p>Natural Language Engine</text:p>
          </draw:text-box>
        </draw:frame>
        <draw:frame draw:style-name="gr7" draw:layer="layout" svg:width="4.699cm" svg:height="1.393cm" svg:x="30.083cm" svg:y="1.508cm">
          <draw:text-box>
            <text:p>Raw Factory</text:p>
          </draw:text-box>
        </draw:frame>
        <draw:custom-shape draw:style-name="gr4" draw:text-style-name="P1" draw:layer="layout" svg:width="0.635cm" svg:height="3.81cm" svg:x="6.08cm" svg:y="12.9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3.048cm" svg:x="18.907cm" svg:y="5.8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2.667cm" svg:x="19.288cm" svg:y="13.9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3.81cm" svg:x="31.861cm" svg:y="5.9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3.81cm" svg:x="31.988cm" svg:y="13.3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2.921cm" svg:x="17.764cm" svg:y="13.82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3T22:20:12.742958400</meta:creation-date>
    <dc:date>2015-01-13T23:00:47.984641900</dc:date>
    <meta:editing-duration>PT9M6S</meta:editing-duration>
    <meta:editing-cycles>1</meta:editing-cycles>
    <meta:document-statistic meta:object-count="31"/>
    <meta:generator>LibreOffice/4.2.7.2$Linux_X86_64 LibreOffice_project/420m0$Build-2</meta:generator>
  </office:meta>
</office:document-meta>
</file>